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Droid Sans" fo:font-size="8pt" fo:font-style="normal" officeooo:rsid="0123d1ce" officeooo:paragraph-rsid="0123d1ce" style:font-size-asian="8pt" style:font-style-asian="normal" style:font-size-complex="8pt" style:font-style-complex="normal"/>
    </style:style>
    <style:style style:name="P2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017b502"/>
    </style:style>
    <style:style style:name="P3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0194a10"/>
    </style:style>
    <style:style style:name="P4" style:family="paragraph" style:parent-style-name="Normal">
      <style:text-properties style:font-name="Droid Sans" fo:font-size="8.5pt" style:font-size-asian="8.5pt" style:font-size-complex="8.5pt"/>
    </style:style>
    <style:style style:name="P5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14.004cm" style:type="right"/>
          <style:tab-stop style:position="14.099cm"/>
        </style:tab-stops>
      </style:paragraph-properties>
      <style:text-properties officeooo:paragraph-rsid="0123d1ce"/>
    </style:style>
    <style:style style:name="P6" style:family="paragraph" style:parent-style-name="Normal">
      <style:paragraph-properties>
        <style:tab-stops>
          <style:tab-stop style:position="2.487cm" style:type="right"/>
          <style:tab-stop style:position="2.593cm"/>
          <style:tab-stop style:position="7.994cm" style:type="right"/>
          <style:tab-stop style:position="8.107cm"/>
          <style:tab-stop style:position="14.004cm" style:type="right"/>
          <style:tab-stop style:position="14.099cm"/>
        </style:tab-stops>
      </style:paragraph-properties>
      <style:text-properties officeooo:paragraph-rsid="0017b502"/>
    </style:style>
    <style:style style:name="P7" style:family="paragraph" style:parent-style-name="Normal">
      <style:paragraph-properties fo:padding="0.049cm" fo:border-left="none" fo:border-right="none" fo:border-top="none" fo:border-bottom="0.06pt solid #000000" style:shadow="none">
        <style:tab-stops>
          <style:tab-stop style:position="2.487cm"/>
          <style:tab-stop style:position="14.393cm" style:type="right"/>
          <style:tab-stop style:position="14.499cm"/>
        </style:tab-stops>
      </style:paragraph-properties>
      <style:text-properties style:font-name="Courier 10 Pitch" fo:font-size="3pt" officeooo:paragraph-rsid="0017b502" style:font-size-asian="2.59999990463257pt" style:font-size-complex="3pt"/>
    </style:style>
    <style:style style:name="P8" style:family="paragraph" style:parent-style-name="Normal">
      <style:paragraph-properties fo:padding="0.049cm" fo:border-left="none" fo:border-right="none" fo:border-top="0.06pt solid #000000" fo:border-bottom="none" style:shadow="none">
        <style:tab-stops>
          <style:tab-stop style:position="2.487cm" style:type="right"/>
          <style:tab-stop style:position="2.593cm"/>
          <style:tab-stop style:position="14.393cm" style:type="right"/>
          <style:tab-stop style:position="14.499cm"/>
        </style:tab-stops>
      </style:paragraph-properties>
      <style:text-properties officeooo:paragraph-rsid="0017b502"/>
    </style:style>
    <style:style style:name="P9" style:family="paragraph" style:parent-style-name="Normal">
      <style:paragraph-properties fo:margin-left="0cm" fo:margin-right="6.001cm" fo:text-align="start" style:justify-single-word="false" fo:hyphenation-ladder-count="no-limit" fo:text-indent="0cm" style:auto-text-indent="false"/>
      <style:text-properties style:font-name="Droid Sans" fo:font-size="8.5pt" officeooo:paragraph-rsid="001792b9" style:font-size-asian="8.5pt" style:font-size-complex="8.5pt" fo:hyphenate="false" fo:hyphenation-remain-char-count="2" fo:hyphenation-push-char-count="2"/>
    </style:style>
    <style:style style:name="P10" style:family="paragraph" style:parent-style-name="Normal" style:master-page-name="">
      <style:paragraph-properties fo:margin-left="0cm" fo:margin-right="6.00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style:font-name="Droid Sans" fo:font-size="8.5pt" fo:font-weight="bold" style:font-size-asian="8.5pt" style:font-weight-asian="bold" style:font-size-complex="8.5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" fo:font-size="8.5pt" fo:font-style="normal" fo:font-weight="normal" officeooo:rsid="01508540" officeooo:paragraph-rsid="00194a10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Droid Sans" fo:font-size="8.5pt" fo:font-style="normal" fo:font-weight="normal" officeooo:rsid="015837fc" officeooo:paragraph-rsid="015837fc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font-name="Droid Sans" fo:font-size="6pt" officeooo:rsid="015837fc" officeooo:paragraph-rsid="015837fc" style:font-size-asian="6pt" style:font-size-complex="6pt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 fo:padding="0.049cm" fo:border-left="none" fo:border-right="none" fo:border-top="0.06pt solid #000000" fo:border-bottom="none" style:shadow="none"/>
      <style:text-properties fo:color="#000000" style:font-name="Droid Sans" fo:font-size="6pt" fo:font-style="normal" fo:font-weight="normal" officeooo:rsid="015837fc" officeooo:paragraph-rsid="015837fc" style:font-name-asian="Calibri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5837fc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6" style:family="paragraph" style:parent-style-name="Standard">
      <style:paragraph-properties fo:margin-top="0cm" fo:margin-bottom="0.101cm" loext:contextual-spacing="false" fo:text-align="justify" style:justify-single-word="false" style:shadow="none"/>
      <style:text-properties fo:color="#000000" style:font-name="Droid Sans" fo:font-size="8.5pt" fo:font-style="normal" fo:font-weight="normal" officeooo:rsid="015837fc" officeooo:paragraph-rsid="015ba0f2" style:font-name-asian="Calibri" style:font-size-asian="8.5pt" style:font-style-asian="normal" style:font-weight-asian="normal" style:font-name-complex="Times New Roman" style:font-size-complex="8.5pt" style:font-style-complex="normal" style:font-weight-complex="normal"/>
    </style:style>
    <style:style style:name="P17" style:family="paragraph" style:parent-style-name="Normal" style:master-page-name="">
      <style:paragraph-properties fo:margin-left="0cm" fo:margin-right="5.001cm" fo:text-align="start" style:justify-single-word="false" fo:hyphenation-ladder-count="no-limit" fo:text-indent="0cm" style:auto-text-indent="false" style:page-number="auto"/>
      <style:text-properties officeooo:paragraph-rsid="015dfe08" fo:hyphenate="false" fo:hyphenation-remain-char-count="2" fo:hyphenation-push-char-count="2"/>
    </style:style>
    <style:style style:name="P18" style:family="paragraph" style:parent-style-name="Normal">
      <style:paragraph-properties fo:margin-left="0cm" fo:margin-right="5.001cm" fo:text-align="start" style:justify-single-word="false" fo:hyphenation-ladder-count="no-limit" fo:text-indent="0cm" style:auto-text-indent="false"/>
      <style:text-properties officeooo:paragraph-rsid="015dfe08" fo:hyphenate="false" fo:hyphenation-remain-char-count="2" fo:hyphenation-push-char-count="2"/>
    </style:style>
    <style:style style:name="T1" style:family="text">
      <style:text-properties officeooo:rsid="013d48a5"/>
    </style:style>
    <style:style style:name="T2" style:family="text">
      <style:text-properties officeooo:rsid="015837fc"/>
    </style:style>
    <style:style style:name="T3" style:family="text">
      <style:text-properties style:font-name="Droid Sans" fo:font-size="8.5pt" style:font-size-asian="8.5pt" style:font-size-complex="8.5pt"/>
    </style:style>
    <style:style style:name="T4" style:family="text">
      <style:text-properties style:font-name="Droid Sans" fo:font-size="8.5pt" officeooo:rsid="00d20039" style:font-size-asian="8.5pt" style:font-size-complex="8.5pt"/>
    </style:style>
    <style:style style:name="T5" style:family="text">
      <style:text-properties fo:color="#000000" style:font-name="Droid Sans" fo:font-size="8.5pt" fo:font-weight="bold" style:font-name-asian="Times New Roman" style:font-size-asian="8.5pt" style:language-asian="pt" style:country-asian="BR" style:font-weight-asian="bold" style:font-name-complex="Calibri" style:font-size-complex="8.5pt" style:font-weight-complex="bold"/>
    </style:style>
    <style:style style:name="T6" style:family="text">
      <style:text-properties fo:color="#000000" style:font-name="Droid Sans" fo:font-size="8.5pt" fo:font-weight="bold" officeooo:rsid="0017b502" style:font-name-asian="Times New Roman" style:font-size-asian="8.5pt" style:language-asian="pt" style:country-asian="BR" style:font-weight-asian="bold" style:font-name-complex="Calibri" style:font-size-complex="8.5pt" style:font-weight-complex="bold"/>
    </style:style>
    <style:style style:name="T7" style:family="text">
      <style:text-properties fo:color="#000000" style:font-name="Droid Sans" fo:font-size="8.5pt" fo:font-weight="bold" officeooo:rsid="015837fc" style:font-name-asian="Times New Roman" style:font-size-asian="8.5pt" style:language-asian="pt" style:country-asian="BR" style:font-weight-asian="bold" style:font-name-complex="Calibri" style:font-size-complex="8.5pt" style:font-weight-complex="bold"/>
    </style:style>
    <style:style style:name="T8" style:family="text">
      <style:text-properties fo:color="#000000" style:font-name="Droid Sans" fo:font-size="8.5pt" officeooo:rsid="0017b502" style:font-name-asian="Times New Roman" style:font-size-asian="8.5pt" style:language-asian="pt" style:country-asian="BR" style:font-name-complex="Calibri" style:font-size-complex="8.5pt"/>
    </style:style>
    <style:style style:name="T9" style:family="text">
      <style:text-properties fo:color="#000000" style:font-name="Droid Sans" fo:font-size="8.5pt" officeooo:rsid="00d20039" style:font-name-asian="Times New Roman" style:font-size-asian="8.5pt" style:language-asian="pt" style:country-asian="BR" style:font-name-complex="Calibri" style:font-size-complex="8.5pt"/>
    </style:style>
    <style:style style:name="T10" style:family="text">
      <style:text-properties fo:color="#000000" style:font-name="Droid Sans" fo:font-size="8.5pt" officeooo:rsid="01386ebc" style:font-name-asian="Times New Roman" style:font-size-asian="8.5pt" style:language-asian="pt" style:country-asian="BR" style:font-name-complex="Calibri" style:font-size-complex="8.5pt"/>
    </style:style>
    <style:style style:name="T11" style:family="text">
      <style:text-properties fo:color="#000000" style:font-name="Droid Sans" fo:font-size="8.5pt" officeooo:rsid="015837fc" style:font-name-asian="Times New Roman" style:font-size-asian="8.5pt" style:language-asian="pt" style:country-asian="BR" style:font-name-complex="Calibri" style:font-size-complex="8.5pt"/>
    </style:style>
    <style:style style:name="T12" style:family="text">
      <style:text-properties fo:color="#000000" fo:font-size="3pt" officeooo:rsid="0017b502" style:font-name-asian="Times New Roman" style:font-size-asian="2.59999990463257pt" style:language-asian="pt" style:country-asian="BR" style:font-name-complex="Calibri" style:font-size-complex="3pt"/>
    </style:style>
    <style:style style:name="T13" style:family="text">
      <style:text-properties fo:color="#000000" style:font-name="Courier 10 Pitch" fo:font-size="9pt" officeooo:rsid="00194a10" style:font-name-asian="Times New Roman" style:font-size-asian="9pt" style:language-asian="pt" style:country-asian="BR" style:font-name-complex="Calibri" style:font-size-complex="9pt"/>
    </style:style>
    <style:style style:name="T14" style:family="text">
      <style:text-properties fo:color="#000000" style:font-name="Courier 10 Pitch" fo:font-size="9pt" fo:font-weight="bold" officeooo:rsid="00194a10" style:font-name-asian="Times New Roman" style:font-size-asian="9pt" style:language-asian="pt" style:country-asian="BR" style:font-weight-asian="bold" style:font-name-complex="Calibri" style:font-size-complex="9pt" style:font-weight-complex="bold"/>
    </style:style>
    <style:style style:name="T15" style:family="text">
      <style:text-properties fo:color="#000000" style:font-name="Courier 10 Pitch" fo:font-size="9pt" fo:font-weight="bold" officeooo:rsid="015c1b57" style:font-name-asian="Times New Roman" style:font-size-asian="9pt" style:language-asian="pt" style:country-asian="BR" style:font-weight-asian="bold" style:font-name-complex="Calibri" style:font-size-complex="9pt" style:font-weight-complex="bold"/>
    </style:style>
    <style:style style:name="T16" style:family="text">
      <style:text-properties fo:color="#000000" style:font-name="Courier 10 Pitch" fo:font-size="9pt" fo:font-weight="normal" officeooo:rsid="015a85e0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7" style:family="text">
      <style:text-properties fo:color="#000000" style:font-name="Courier 10 Pitch" fo:font-size="9pt" fo:font-weight="normal" officeooo:rsid="00194a10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8" style:family="text">
      <style:text-properties fo:color="#000000" style:font-name="Courier 10 Pitch" fo:font-size="9pt" fo:font-weight="normal" officeooo:rsid="015c1b57" style:font-name-asian="Times New Roman" style:font-size-asian="9pt" style:language-asian="pt" style:country-asian="BR" style:font-weight-asian="normal" style:font-name-complex="Calibri" style:font-size-complex="9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5a69a2" style:font-weight-asian="bold" style:font-weight-complex="bold"/>
    </style:style>
    <style:style style:name="T21" style:family="text">
      <style:text-properties officeooo:rsid="0017b502"/>
    </style:style>
    <style:style style:name="T22" style:family="text">
      <style:text-properties officeooo:rsid="015a69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charelado em Ciência da Computação</text:p>
      <text:p text:style-name="P9">Colegiado de Ciência da Computação - <text:span text:style-name="T21">CCET</text:span></text:p>
      <text:p text:style-name="P17"><text:span text:style-name="Fonte_20_parág._20_padrão"><text:span text:style-name="T5">UNIOESTE – Universidade Estadual do Oeste do Paraná </text:span></text:span></text:p>
      <text:p text:style-name="P18"><text:span text:style-name="T3">Campus Cascavel - Rua Universitária, 1619</text:span></text:p>
      <text:p text:style-name="P4"/>
      <text:p text:style-name="P5"><text:span text:style-name="Fonte_20_parág._20_padrão"><text:span text:style-name="T6"><text:tab/>Disciplina</text:span></text:span><text:span text:style-name="Fonte_20_parág._20_padrão"><text:span text:style-name="T8">:<text:tab/></text:span></text:span><text:span text:style-name="Fonte_20_parág._20_padrão"><text:span text:style-name="T10">Linguagem de Montagem</text:span></text:span><text:span text:style-name="T3"><text:tab/></text:span><text:span text:style-name="T4"> </text:span><text:span text:style-name="Fonte_20_parág._20_padrão"><text:span text:style-name="T6">Data</text:span></text:span><text:span text:style-name="Fonte_20_parág._20_padrão"><text:span text:style-name="T8">:<text:tab/></text:span></text:span><text:span text:style-name="Fonte_20_parág._20_padrão"><text:span text:style-name="T11">DD/MM/AAAA</text:span></text:span></text:p>
      <text:p text:style-name="P6"><text:span text:style-name="Fonte_20_parág._20_padrão"><text:span text:style-name="T6"><text:tab/>Série</text:span></text:span><text:span text:style-name="Fonte_20_parág._20_padrão"><text:span text:style-name="T8">:<text:tab/>2<text:tab/><text:tab/><text:tab/></text:span></text:span><text:span text:style-name="Fonte_20_parág._20_padrão"><text:span text:style-name="T7">Relatório</text:span></text:span><text:span text:style-name="Fonte_20_parág._20_padrão"><text:span text:style-name="T8">:<text:tab/></text:span></text:span><text:span text:style-name="Fonte_20_parág._20_padrão"><text:span text:style-name="T11">Prática ??</text:span></text:span><text:span text:style-name="Fonte_20_parág._20_padrão"><text:span text:style-name="T9"><text:tab/></text:span></text:span></text:p>
      <text:p text:style-name="P2"><text:span text:style-name="Fonte_20_parág._20_padrão"><text:span text:style-name="T12"/></text:span></text:p>
      <text:p text:style-name="P8"><text:span text:style-name="Fonte_20_parág._20_padrão"><text:span text:style-name="T12"/></text:span></text:p>
      <text:p text:style-name="P3"><text:span text:style-name="Fonte_20_parág._20_padrão"><text:span text:style-name="T13"><text:tab/></text:span></text:span><text:span text:style-name="Fonte_20_parág._20_padrão"><text:span text:style-name="T14">Aluno:</text:span></text:span><text:span text:style-name="Fonte_20_parág._20_padrão"><text:span text:style-name="T17"><text:tab/></text:span></text:span><text:span text:style-name="Fonte_20_parág._20_padrão"><text:span text:style-name="T16">Seu nome aqui!</text:span></text:span></text:p>
      <text:p text:style-name="P3"><text:span text:style-name="Fonte_20_parág._20_padrão"><text:span text:style-name="T16"><text:tab/></text:span></text:span><text:span text:style-name="Fonte_20_parág._20_padrão"><text:span text:style-name="T15">E-mail:</text:span></text:span><text:span text:style-name="Fonte_20_parág._20_padrão"><text:span text:style-name="T18"><text:tab/>Seu@e-mail.aqui!</text:span></text:span></text:p>
      <text:p text:style-name="P7"/>
      <text:p text:style-name="P13">reservado para espaçamento</text:p>
      <text:p text:style-name="P12"><text:span text:style-name="T19">Introdução</text:span>:</text:p>
      <text:p text:style-name="P12"/>
      <text:p text:style-name="P12"><text:tab/>Aqui deve conter uma breve descrição das atividades da aula prática. <text:span text:style-name="T22">Ou seja, um resumo do que ocorreu na aula prática em questão.</text:span></text:p>
      <text:p text:style-name="P12"/>
      <text:p text:style-name="P14">reservado para espaçamento</text:p>
      <text:p text:style-name="P12"><text:span text:style-name="T19">Relatório</text:span>:</text:p>
      <text:p text:style-name="P12"/>
      <text:p text:style-name="P15"><text:tab/>Aqui deve conter a descrição, em detalhes, das atividades dos exercícios de fixação. <text:span text:style-name="T22">Cada exercício com suas atividades devem ser numerados de modo a facilitar a identificação. A avaliação de cada exercício será feita através deste relatório para as práticas que não requerem códigos em anexo.</text:span></text:p>
      <text:p text:style-name="P16"><text:tab/><text:span text:style-name="T22">É importante seguir o padrão </text:span><text:span text:style-name="T20">PXX</text:span><text:span text:style-name="T22">.</text:span><text:span text:style-name="T20">nome.sobrenome.pdf</text:span><text:span text:style-name="T22"> para o nome do arquivo. </text:span><text:span text:style-name="T20">PXX</text:span><text:span text:style-name="T22"> refere-se à prática que este relatório descreve. Por exemplo: </text:span><text:span text:style-name="T20">P01.Ferris.Buller.pdf</text:span><text:span text:style-name="T22"> refere-se ao relatório da prática 01 do aluno Ferris Buller. </text:span></text:p>
      <text:p text:style-name="P16"><text:span text:style-name="T22"><text:tab/>Para as práticas que requerem relatório + arquivos fonte em anexo, o padrão do nome continua o mesmo, porém devem ser empacotados em um único arquivo <text:s/></text:span><text:span text:style-name="T20">PXX.nome.sobrenome.zip</text:span><text:span text:style-name="T22">. </text:span></text:p>
      <text:p text:style-name="P15"><text:tab/><text:span text:style-name="T22">Para exportar para pdf, basta entrar no menu </text:span><text:span text:style-name="T20">arquivo</text:span><text:span text:style-name="T22"> → </text:span><text:span text:style-name="T20">Exportar como PDF…</text:span><text:span text:style-name="T22"> no LibreOffice Writer.</text:span></text:p>
      <text:p text:style-name="P15"><text:tab/></text:p>
      <text:p text:style-name="P15"><text:tab/></text:p>
      <text:p text:style-name="P15"><text:tab/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Zeichenforma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Droid Sans" fo:font-size="8pt" fo:font-style="normal" officeooo:rsid="0123d1ce" officeooo:paragraph-rsid="0123d1ce" style:font-size-asian="8pt" style:font-style-asian="normal" style:font-size-complex="8pt" style:font-style-complex="normal"/>
    </style:style>
    <style:style style:name="MT1" style:family="text">
      <style:text-properties officeooo:rsid="013d48a5"/>
    </style:style>
    <style:style style:name="MT2" style:family="text">
      <style:text-properties officeooo:rsid="015837fc"/>
    </style:style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LM</text:span> 201<text:span text:style-name="MT2">6</text:span> | pág <text:page-number text:select-page="current">1</text:page-number>/<text:page-count>1</text:page-count></text:p>
      </style:footer>
    </style:master-page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lorini </meta:initial-creator>
    <meta:creation-date>2015-07-10T11:20:36.195473355</meta:creation-date>
    <dc:date>2016-04-07T08:12:46.398994478</dc:date>
    <dc:creator>Bellorini </dc:creator>
    <meta:editing-duration>PT20H6M16S</meta:editing-duration>
    <meta:editing-cycles>331</meta:editing-cycles>
    <meta:generator>LibreOffice/5.0.3.2$Linux_X86_64 LibreOffice_project/00m0$Build-2</meta:generator>
    <meta:document-statistic meta:table-count="0" meta:image-count="0" meta:object-count="0" meta:page-count="1" meta:paragraph-count="21" meta:word-count="199" meta:character-count="1322" meta:non-whitespace-character-count="1118"/>
  </office:meta>
</office:document-meta>
</file>